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Standard">
      <style:paragraph-properties fo:line-height="150%"/>
      <style:text-properties style:font-name="FreeSans" style:font-name-complex="Calibri"/>
    </style:style>
    <style:style style:name="P3" style:family="paragraph" style:parent-style-name="Standard">
      <style:paragraph-properties fo:line-height="150%"/>
      <style:text-properties style:font-name="FreeSans" officeooo:paragraph-rsid="000cb2b6" style:font-name-complex="Calibri"/>
    </style:style>
    <style:style style:name="P4" style:family="paragraph" style:parent-style-name="Standard">
      <style:paragraph-properties fo:line-height="150%"/>
      <style:text-properties style:font-name="FreeSans" officeooo:paragraph-rsid="000d1272" style:font-name-complex="Calibri"/>
    </style:style>
    <style:style style:name="P5" style:family="paragraph" style:parent-style-name="Standard">
      <style:paragraph-properties fo:line-height="150%"/>
      <style:text-properties style:font-name="FreeSans"/>
    </style:style>
    <style:style style:name="P6" style:family="paragraph" style:parent-style-name="Standard">
      <style:paragraph-properties fo:margin-top="0.101cm" fo:margin-bottom="0.101cm" loext:contextual-spacing="false" fo:line-height="150%"/>
    </style:style>
    <style:style style:name="P7" style:family="paragraph" style:parent-style-name="Standard" style:master-page-name="MP0">
      <style:paragraph-properties style:page-number="auto" fo:break-before="page"/>
    </style:style>
    <style:style style:name="P8" style:family="paragraph" style:parent-style-name="Standard">
      <style:paragraph-properties fo:line-height="150%"/>
      <style:text-properties style:font-name="FreeSans" officeooo:paragraph-rsid="000d1272" style:font-name-complex="Calibri"/>
    </style:style>
    <style:style style:name="P9" style:family="paragraph" style:parent-style-name="Standard">
      <style:paragraph-properties fo:line-height="150%"/>
      <style:text-properties style:font-name="FreeSans"/>
    </style:style>
    <style:style style:name="T1" style:family="text">
      <style:text-properties style:font-name="FreeSans"/>
    </style:style>
    <style:style style:name="T2" style:family="text">
      <style:text-properties style:font-name="FreeSans" style:text-underline-style="solid" style:text-underline-width="auto" style:text-underline-color="font-color" style:text-underline-mode="continuous" style:text-overline-mode="continuous" style:text-line-through-mode="continuous"/>
    </style:style>
    <style:style style:name="T3" style:family="text">
      <style:text-properties style:font-name="FreeSans" style:text-underline-style="solid" style:text-underline-width="auto" style:text-underline-color="font-color" officeooo:rsid="000dfdc2" style:text-underline-mode="continuous" style:text-overline-mode="continuous" style:text-line-through-mode="continuous"/>
    </style:style>
    <style:style style:name="T4" style:family="text">
      <style:text-properties style:font-name="FreeSans" style:text-underline-style="solid" style:text-underline-width="auto" style:text-underline-color="font-color" officeooo:rsid="000f12f3" style:text-underline-mode="continuous" style:text-overline-mode="continuous" style:text-line-through-mode="continuous"/>
    </style:style>
    <style:style style:name="T5" style:family="text">
      <style:text-properties style:font-name="FreeSans" style:text-underline-style="solid" style:text-underline-width="auto" style:text-underline-color="font-color" officeooo:rsid="00129f44" style:text-underline-mode="continuous" style:text-overline-mode="continuous" style:text-line-through-mode="continuous"/>
    </style:style>
    <style:style style:name="T6" style:family="text">
      <style:text-properties style:font-name="FreeSans" style:text-underline-style="none" officeooo:rsid="000dfdc2" style:text-underline-mode="continuous" style:text-overline-mode="continuous" style:text-line-through-mode="continuous"/>
    </style:style>
    <style:style style:name="T7" style:family="text">
      <style:text-properties officeooo:rsid="000cb2b6"/>
    </style:style>
    <style:style style:name="T8" style:family="text">
      <style:text-properties officeooo:rsid="000d1272"/>
    </style:style>
    <style:style style:name="T9" style:family="text">
      <style:text-properties officeooo:rsid="000d1272" fo:background-color="#fff200" loext:char-shading-value="0"/>
    </style:style>
    <style:style style:name="T10" style:family="text">
      <style:text-properties officeooo:rsid="000f12f3" fo:background-color="#fff200" loext:char-shading-value="0"/>
    </style:style>
    <style:style style:name="T11" style:family="text">
      <style:text-properties fo:background-color="#fff200" loext:char-shading-value="0"/>
    </style:style>
    <style:style style:name="T12" style:family="text">
      <style:text-properties officeooo:rsid="000f12f3"/>
    </style:style>
    <style:style style:name="T13" style:family="text">
      <style:text-properties fo:background-color="transparent" loext:char-shading-value="0"/>
    </style:style>
    <style:style style:name="T14" style:family="text">
      <style:text-properties officeooo:rsid="000d1272" fo:background-color="transparent" loext:char-shading-value="0"/>
    </style:style>
    <style:style style:name="T15" style:family="text">
      <style:text-properties officeooo:rsid="000f12f3" fo:background-color="transparent" loext:char-shading-value="0"/>
    </style:style>
    <style:style style:name="T16" style:family="text">
      <style:text-properties officeooo:rsid="000f8e37" fo:background-color="transparent" loext:char-shading-value="0"/>
    </style:style>
    <style:style style:name="T17" style:family="text">
      <style:text-properties officeooo:rsid="000f8e37"/>
    </style:style>
    <style:style style:name="T18" style:family="text">
      <style:text-properties officeooo:rsid="0010a9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20_Paragraph_20_Font"><text:span text:style-name="T1">Team: 11</text:span></text:span><text:span text:style-name="T1"><text:tab/><text:tab/><text:tab/>Alina Littek: 180016182</text:span></text:p>
      <text:p text:style-name="P1"><text:tab/><text:tab/><text:tab/><text:tab/>Bjarne Kopplin: <text:span text:style-name="T17">180016866</text:span></text:p>
      <text:p text:style-name="P1"><text:tab/><text:tab/><text:tab/><text:tab/>Pui-Hin Vincent Lee: 180006178</text:p>
      <text:p text:style-name="P1"><text:tab/><text:tab/><text:tab/><text:tab/>Jacque Nalwanga: <text:span text:style-name="T17">180004882</text:span></text:p>
      <text:p text:style-name="P1"><text:tab/><text:tab/><text:tab/><text:tab/>Andrew Spence: <text:span text:style-name="T18">170018476</text:span></text:p>
      <text:p text:style-name="P5"/>
      <text:p text:style-name="P5">In this report, we will detail how we approached the task to make a Manchester Baby and an Assembler in C++ for the third assignment, the problems that we faced with this group project and what solutions we found to solve those issues.</text:p>
      <text:p text:style-name="P5"/>
      <text:p text:style-name="P5">Two team members worked on the implementation of the Manchester Baby, while the three others were tasked with the Assembler.</text:p>
      <text:p text:style-name="P5">At the start of working on the Manchester Baby, we already faced a great challenge when trying to <text:span text:style-name="T7">produce</text:span> a good structure <text:span text:style-name="T7">for our program, </text:span>that would make the process <text:span text:style-name="T7">of the Manchester Small-Scale Experimental Machine </text:span>clearer.</text:p>
      <text:p text:style-name="P5">In the end, we decided on an object-oriented version with multiple classes. We made individual files for the three main parts of the Baby, the Processor, the I/O and the Memory class. It was also decided we would use a BinaryNum class to handle all processes that have to do with the binary numbers from the program that we read in from a file, <text:span text:style-name="T8">like overwriting the operators for output, addition, subtraction and multiplication</text:span>.</text:p>
      <text:p text:style-name="P5">One issue we encountered with file reading had to do with invalid characters. Our program would read in invalid characters from the file with the program, we were provided with. We fixed this <text:span text:style-name="T8">easily </text:span>by copying the contents to a different file and then reading in this copy of the program.</text:p>
      <text:p text:style-name="P5">Other problems we ran into, had to do with overwriting the operators in the BinaryNum class so that we could add and subtract binary numbers.</text:p>
      <text:p text:style-name="P5">For adding, as well as subtracting, we had to pay attention to the number’s operator, as the program has to work with positive and negative binary numbers.</text:p>
      <text:p text:style-name="P5">We, for example, use 2’s complement format for subtraction <text:span text:style-name="T12">to work around this</text:span>. Our functions are also adding and subtracting <text:span text:style-name="T8">binary numbers </text:span>‘the hard way’, as we do not convert the binary numbers to integers for the calculation.</text:p>
      <text:p text:style-name="P5">But when we were working on extending the instruction set to include multiplication, we decided to convert the binary numbers to integers first for the calculation, as it proved to be very difficult to work with binary numbers here <text:span text:style-name="T8">and the outcome is the same as if we worked with the binary numbers directly.</text:span></text:p>
      <text:p text:style-name="P5"/>
      <text:p text:style-name="P5">The part of our group that worked on the implementation of the Assembler for the Manchester Baby also came across multiple problems.</text:p>
      <text:p text:style-name="P4"><text:soft-page-break/>For the Assembler, the first issue we ran into was that we needed a way to hold our instructions and variables. </text:p>
      <text:p text:style-name="P4">To tackle this issue we created <text:span text:style-name="T8">two</text:span> objects, one that holds variables and <text:span text:style-name="T12">the </text:span>data attached to each variable declaration. <text:span text:style-name="T12">The other class holds the instructions that are defined in the assembly through the labels and variables used for the instructions.</text:span> <text:span text:style-name="T12">E</text:span>ach of these has memory addresses attached that can be used for working out the location of jumps.</text:p>
      <text:p text:style-name="P2"><text:span text:style-name="T15">Additionally, w</text:span><text:span text:style-name="T13">e have </text:span><text:span text:style-name="T14">two</text:span><text:span text:style-name="T13"> classes that use eithe</text:span><text:span text:style-name="T15">r the variable or inst</text:span><text:span text:style-name="T16">r</text:span><text:span text:style-name="T15">uction object</text:span><text:span text:style-name="T13"> to create a vector of the </text:span><text:span text:style-name="T14">two</text:span><text:span text:style-name="T13"> objects with functions to interact with the vector’s objects.</text:span> This allows us to easily implement error checking within our program by throwing errors. <text:span text:style-name="T8">We then</text:span> have a header file that lays out all the possible error code for ease of referring to the error codes throughout the program.</text:p>
      <text:p text:style-name="P3">Another issue we encountered while creating the program <text:span text:style-name="T12">had to do with</text:span> how jumps were done with <text:span text:style-name="T12">the </text:span>assembler as this was overlooked when we developed the assembler’s initial design. </text:p>
      <text:p text:style-name="P3">To overcome this, we added a new field into the instruction object that stores the label that may be attached to it. <text:span text:style-name="T7">T</text:span>hen, whe<text:span text:style-name="T7">n</text:span> we output the assembly as machine code, if we run into a JMP command we know <text:span text:style-name="T7">to</text:span> get the location of the label, the JMP is referring to, instead of looking at the variable container. <text:span text:style-name="T7">This is necessary,</text:span> as the JMP location won’t be in the variable container. </text:p>
      <text:p text:style-name="P3">However, this means only the configured JMP command can be used to JMP to an instruction.</text:p>
      <text:p text:style-name="P3">One other issue we tackled was how we could extend the instruction set for the group members who were working on the simulator itself. To do this easily, we developed a central config header file that stored variables that could be changed. </text:p>
      <text:p text:style-name="P3"><text:span text:style-name="T7">These variables</text:span> set how the assembler works <text:span text:style-name="T7">and additional settings</text:span>, such as memory width and the number of memory addresses. Then the user can use a custom config file to set these parameters. </text:p>
      <text:p text:style-name="P3">You can see the documentation of this feature in the readme.MD file for the assembler.</text:p>
      <text:p text:style-name="P5"/>
      <text:p text:style-name="P5">In conclusion, as a team we organis<text:span text:style-name="T12">ed the</text:span> work in advance and me<text:span text:style-name="T12">t multiple times</text:span> to finish the individual tasks on time. Although the assignment provided many challenges, we managed to implement a working Manchester Baby as well as the Assembler for it, with some extensions.</text:p>
      <text:p text:style-name="P5"/>
      <text:p text:style-name="P5"/>
      <text:p text:style-name="P6"><text:span text:style-name="Default_20_Paragraph_20_Font"><text:span text:style-name="T2">Word count:<text:tab/></text:span></text:span><text:span text:style-name="Default_20_Paragraph_20_Font"><text:span text:style-name="T3">7</text:span></text:span><text:span text:style-name="Default_20_Paragraph_20_Font"><text:span text:style-name="T4">9</text:span></text:span><text:span text:style-name="Default_20_Paragraph_20_Font"><text:span text:style-name="T5">3</text:span></text:span><text:span text:style-name="Default_20_Paragraph_20_Font"><text:span text:style-name="T6"><text:tab/><text:tab/><text:tab/><text:tab/><text:tab/><text:tab/></text:span></text:span><text:span text:style-name="Default_20_Paragraph_20_Font"><text:span text:style-name="T3">Compiler: <text:s/>GNU/</text:span></text:span><text:span text:style-name="Default_20_Paragraph_20_Font"><text:span text:style-name="T4">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1-22T10:27:00Z</meta:creation-date>
    <dc:date>2019-11-29T13:33:05.139789671</dc:date>
    <meta:editing-cycles>20</meta:editing-cycles>
    <meta:editing-duration>PT2H57M19S</meta:editing-duration>
    <meta:document-statistic meta:table-count="0" meta:image-count="0" meta:object-count="0" meta:page-count="2" meta:paragraph-count="26" meta:word-count="816" meta:character-count="4780" meta:non-whitespace-character-count="3961"/>
    <meta:template xlink:type="simple" xlink:actuate="onRequest" xlink:title="" xlink:href="Normal.dotm"/>
  </office:meta>
</office:document-meta>
</file>